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E0000005E1C76E93A719AAFA5.png" manifest:media-type="image/png"/>
  <manifest:file-entry manifest:full-path="Pictures/1000000000000183000001673690D980EFD18AC8.png" manifest:media-type="image/png"/>
  <manifest:file-entry manifest:full-path="Pictures/1000000000000254000002176CACC479E6864978.png" manifest:media-type="image/png"/>
  <manifest:file-entry manifest:full-path="Pictures/10000000000002E5000000B852DD5296F8B78B1A.png" manifest:media-type="image/png"/>
  <manifest:file-entry manifest:full-path="Pictures/10000000000000F3000000B6E40BAF420E4DF446.png" manifest:media-type="image/png"/>
  <manifest:file-entry manifest:full-path="Pictures/1000000000000169000000FA00B6C39C8E140E4B.png" manifest:media-type="image/png"/>
  <manifest:file-entry manifest:full-path="Pictures/10000000000000C40000008A9A75D9F6EF5E9AC5.png" manifest:media-type="image/png"/>
  <manifest:file-entry manifest:full-path="Pictures/10000000000001380000003122D40D6AA6E3803E.png" manifest:media-type="image/png"/>
  <manifest:file-entry manifest:full-path="Pictures/1000000000000164000001D6254C50C04F1219A4.png" manifest:media-type="image/png"/>
  <manifest:file-entry manifest:full-path="Pictures/10000000000001C7000000896AB2A2F8CB9C5C12.png" manifest:media-type="image/png"/>
  <manifest:file-entry manifest:full-path="Pictures/10000000000001DF0000017D36CB0E876FF38A0A.png" manifest:media-type="image/png"/>
  <manifest:file-entry manifest:full-path="Pictures/100000000000019B000000E45CA6CC1749A48C7F.png" manifest:media-type="image/png"/>
  <manifest:file-entry manifest:full-path="Pictures/10000000000001A9000001EA5C73D0D6666BE24A.png" manifest:media-type="image/png"/>
  <manifest:file-entry manifest:full-path="Pictures/1000000000000182000001686A05403E110D99CA.png" manifest:media-type="image/png"/>
  <manifest:file-entry manifest:full-path="Pictures/10000000000001C1000001D60AC6E80214F4BDCA.png" manifest:media-type="image/png"/>
  <manifest:file-entry manifest:full-path="Pictures/10000000000001380000015279AC0876E9127D4C.png" manifest:media-type="image/png"/>
  <manifest:file-entry manifest:full-path="Pictures/10000000000001E600000285EE0D86ECEBE22CB8.png" manifest:media-type="image/png"/>
  <manifest:file-entry manifest:full-path="Pictures/100000000000017B0000012428B42E7372BE818A.png" manifest:media-type="image/png"/>
  <manifest:file-entry manifest:full-path="Pictures/10000000000001BD000002C70D76EB679EE4C32A.png" manifest:media-type="image/png"/>
  <manifest:file-entry manifest:full-path="Pictures/10000000000002B3000002B022B3416AECB3EBF6.png" manifest:media-type="image/png"/>
  <manifest:file-entry manifest:full-path="Pictures/10000000000001010000005DE11DBA9B90C52156.png" manifest:media-type="image/png"/>
  <manifest:file-entry manifest:full-path="Pictures/100000000000008200000047EE01EED2BE1F6F14.png" manifest:media-type="image/png"/>
  <manifest:file-entry manifest:full-path="Pictures/10000000000000CA000000B73C1CE53296825E82.png" manifest:media-type="image/png"/>
  <manifest:file-entry manifest:full-path="Pictures/100000000000017600000126ECFEFD10C86BED6D.png" manifest:media-type="image/png"/>
  <manifest:file-entry manifest:full-path="Pictures/1000000000000167000000310DA4D48F08A39D38.png" manifest:media-type="image/png"/>
  <manifest:file-entry manifest:full-path="Pictures/10000000000001D20000012511B5E09C5D1348EB.png" manifest:media-type="image/png"/>
  <manifest:file-entry manifest:full-path="Pictures/10000000000000F3000000F97C7A97ADC189ACEB.png" manifest:media-type="image/png"/>
  <manifest:file-entry manifest:full-path="Pictures/10000000000001EE0000013C00FA8F75A614A201.png" manifest:media-type="image/png"/>
  <manifest:file-entry manifest:full-path="Pictures/1000000000000121000000B7F6B1681A5E1F699E.png" manifest:media-type="image/png"/>
  <manifest:file-entry manifest:full-path="Pictures/1000000000000142000000B767058406EA6B2241.png" manifest:media-type="image/png"/>
  <manifest:file-entry manifest:full-path="Pictures/10000000000001E6000001EAA4E25C23B58E14A7.png" manifest:media-type="image/png"/>
  <manifest:file-entry manifest:full-path="Pictures/1000000000000167000000319CC95B8CA6086B0F.png" manifest:media-type="image/png"/>
  <manifest:file-entry manifest:full-path="Pictures/10000000000002CF0000043D5E3E7C278CFB8C75.png" manifest:media-type="image/png"/>
  <manifest:file-entry manifest:full-path="Pictures/10000000000001DE00000124C805689FD545982B.png" manifest:media-type="image/png"/>
  <manifest:file-entry manifest:full-path="Pictures/10000000000001210000010EF74E7317DE64187D.png" manifest:media-type="image/png"/>
  <manifest:file-entry manifest:full-path="Pictures/10000000000001E60000017D6E888BF6E0160A3D.png" manifest:media-type="image/png"/>
  <manifest:file-entry manifest:full-path="Pictures/10000000000001510000031E16932E1B0024124F.png" manifest:media-type="image/png"/>
  <manifest:file-entry manifest:full-path="Pictures/10000000000000F50000005E9ABA7C86837EB72D.png" manifest:media-type="image/png"/>
  <manifest:file-entry manifest:full-path="Pictures/10000000000001FA000001D4DB2245F1C317043D.png" manifest:media-type="image/png"/>
  <manifest:file-entry manifest:full-path="Pictures/100000000000014C000000A112BC4BEB763FA8D5.png" manifest:media-type="image/png"/>
  <manifest:file-entry manifest:full-path="Pictures/10000000000001AC000001A81559C577C7EA984E.png" manifest:media-type="image/png"/>
  <manifest:file-entry manifest:full-path="Pictures/10000000000001A200000151A2AD47337FDB8EE2.png" manifest:media-type="image/png"/>
  <manifest:file-entry manifest:full-path="Pictures/100000000000016E0000017CBC6FBA0A13192F1D.png" manifest:media-type="image/png"/>
  <manifest:file-entry manifest:full-path="Pictures/100000000000013B0000020133DDD617E83523E4.png" manifest:media-type="image/png"/>
  <manifest:file-entry manifest:full-path="Pictures/1000000000000137000001A92CD438812089850D.png" manifest:media-type="image/png"/>
  <manifest:file-entry manifest:full-path="Pictures/10000000000001290000017C1ED4C17FCF04DBB8.png" manifest:media-type="image/png"/>
  <manifest:file-entry manifest:full-path="Pictures/1000000000000143000001BE301142CB612B1A0D.png" manifest:media-type="image/png"/>
  <manifest:file-entry manifest:full-path="Pictures/10000000000001B6000000F90F2B87CD78C6422B.png" manifest:media-type="image/png"/>
  <manifest:file-entry manifest:full-path="Pictures/1000000000000128000001BE84EB4212B60C5245.png" manifest:media-type="image/png"/>
  <manifest:file-entry manifest:full-path="Pictures/10000000000002B300000427F17E5FA948613C30.png" manifest:media-type="image/png"/>
  <manifest:file-entry manifest:full-path="Pictures/100000000000015D000001C0F15500FE7396D0E9.png" manifest:media-type="image/png"/>
  <manifest:file-entry manifest:full-path="Pictures/10000000000001650000010E440098098E02C664.png" manifest:media-type="image/png"/>
  <manifest:file-entry manifest:full-path="Pictures/1000000000000143000001D4DDFEBFEE380D23CE.png" manifest:media-type="image/png"/>
  <manifest:file-entry manifest:full-path="Pictures/1000000000000107000000F9E164DC42E84FF9A7.png" manifest:media-type="image/png"/>
  <manifest:file-entry manifest:full-path="Pictures/1000000000000157000000CD0DF336D0E79A04A8.png" manifest:media-type="image/png"/>
  <manifest:file-entry manifest:full-path="Pictures/10000000000001580000015111F759AE3DCA6AEB.png" manifest:media-type="image/png"/>
  <manifest:file-entry manifest:full-path="Pictures/1000000000000214000000CC941C2FE0B6A5AF9A.png" manifest:media-type="image/png"/>
  <manifest:file-entry manifest:full-path="Pictures/10000000000001B20000011099F8F1DE1799C8C3.png" manifest:media-type="image/png"/>
  <manifest:file-entry manifest:full-path="Pictures/10000000000001320000010E52AD256B3A031CD6.png" manifest:media-type="image/png"/>
  <manifest:file-entry manifest:full-path="Pictures/10000000000001CA00000216651C8E5718F58A81.png" manifest:media-type="image/png"/>
  <manifest:file-entry manifest:full-path="Pictures/10000000000001030000007690B3D1FAD98F8F2B.png" manifest:media-type="image/png"/>
  <manifest:file-entry manifest:full-path="Pictures/10000000000000E0000000CD9700AC7ADE53FB9D.png" manifest:media-type="image/png"/>
  <manifest:file-entry manifest:full-path="Pictures/10000000000002470000005E57EE3BE094D62DC9.png" manifest:media-type="image/png"/>
  <manifest:file-entry manifest:full-path="Pictures/100000000000013E00000047D6D6EA76DAE5EBA6.png" manifest:media-type="image/png"/>
  <manifest:file-entry manifest:full-path="Pictures/10000000000001CB0000004736AF4D2A949C98CF.png" manifest:media-type="image/png"/>
  <manifest:file-entry manifest:full-path="Pictures/10000000000002DF000000485E23D8FD7F67E1F6.png" manifest:media-type="image/png"/>
  <manifest:file-entry manifest:full-path="Pictures/100000000000008C0000005D9A2B50F0FFA3F968.png" manifest:media-type="image/png"/>
  <manifest:file-entry manifest:full-path="Pictures/10000000000001670000003184D46C3CE175BAF3.png" manifest:media-type="image/png"/>
  <manifest:file-entry manifest:full-path="Pictures/100000000000016700000031C2CD73A348494CCC.png" manifest:media-type="image/png"/>
  <manifest:file-entry manifest:full-path="Pictures/10000000000000F500000031E1A28D06FA918980.png" manifest:media-type="image/png"/>
  <manifest:file-entry manifest:full-path="Pictures/100000000000009700000074DB81C75571689BCC.png" manifest:media-type="image/png"/>
  <manifest:file-entry manifest:full-path="Pictures/10000000000000A7000000312AD8786BC1DF0CE9.png" manifest:media-type="image/png"/>
  <manifest:file-entry manifest:full-path="Pictures/100000000000006A0000005D08F2E53E210AE2E6.png" manifest:media-type="image/png"/>
  <manifest:file-entry manifest:full-path="Pictures/10000000000000DD0000008AD7723492BB2D3444.png" manifest:media-type="image/png"/>
  <manifest:file-entry manifest:full-path="Pictures/10000000000001670000021732CF2697720C4921.png" manifest:media-type="image/png"/>
  <manifest:file-entry manifest:full-path="Pictures/1000000000000143000001512A3C7406EF4ECFED.png" manifest:media-type="image/png"/>
  <manifest:file-entry manifest:full-path="Pictures/1000000000000130000000B8F6831CAE3751E6F0.png" manifest:media-type="image/png"/>
  <manifest:file-entry manifest:full-path="Pictures/100000000000012F0000008AB5DB621129E67AB7.png" manifest:media-type="image/png"/>
  <manifest:file-entry manifest:full-path="Pictures/10000000000000840000001B40C0E93244235732.png" manifest:media-type="image/png"/>
  <manifest:file-entry manifest:full-path="Pictures/10000000000001080000005ECAF296F404816DB5.png" manifest:media-type="image/png"/>
  <manifest:file-entry manifest:full-path="Pictures/10000000000001290000007608B16A0948C55833.png" manifest:media-type="image/png"/>
  <manifest:file-entry manifest:full-path="Pictures/100000000000015700000089FE53420EF53EB229.png" manifest:media-type="image/png"/>
  <manifest:file-entry manifest:full-path="Pictures/10000000000000BE00000031770FD90A6F6CC52F.png" manifest:media-type="image/png"/>
  <manifest:file-entry manifest:full-path="Pictures/10000000000000A10000005E0437DD9135E03A02.png" manifest:media-type="image/png"/>
  <manifest:file-entry manifest:full-path="Pictures/10000000000000F50000005E3CF50C31FC17F136.png" manifest:media-type="image/png"/>
  <manifest:file-entry manifest:full-path="Pictures/1000000000000144000000B78C7E27678546373F.png" manifest:media-type="image/png"/>
  <manifest:file-entry manifest:full-path="Pictures/10000000000001C000000047F6D52111EA23472C.png" manifest:media-type="image/png"/>
  <manifest:file-entry manifest:full-path="Pictures/10000000000000D90000005EDFC65ED19AE04412.png" manifest:media-type="image/png"/>
  <manifest:file-entry manifest:full-path="Pictures/100000000000007400000073FBE9B19B7E4DE51B.png" manifest:media-type="image/png"/>
  <manifest:file-entry manifest:full-path="Pictures/10000000000001070000003134FC583E382135AE.png" manifest:media-type="image/png"/>
  <manifest:file-entry manifest:full-path="Pictures/100000000000028B000000489791EAAC1F881AC5.png" manifest:media-type="image/png"/>
  <manifest:file-entry manifest:full-path="Pictures/10000000000000ED00000031947ABED49CAD996C.png" manifest:media-type="image/png"/>
  <manifest:file-entry manifest:full-path="Pictures/100000000000006600000073FDEEE7DA0292E354.png" manifest:media-type="image/png"/>
  <manifest:file-entry manifest:full-path="Pictures/100000000000018100000047EC07FB5560810155.png" manifest:media-type="image/png"/>
  <manifest:file-entry manifest:full-path="Pictures/1000000000000126000000312B5D2D03AFD30209.png" manifest:media-type="image/png"/>
  <manifest:file-entry manifest:full-path="Pictures/10000000000000890000005DAB66919124EA484E.png" manifest:media-type="image/png"/>
  <manifest:file-entry manifest:full-path="Pictures/10000000000000EA00000031D3243B290F9FAA3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c6c6c6"/>
    </style:style>
    <style:style style:name="gr1" style:family="graphic" style:parent-style-name="Object_20_with_20_no_20_fill_20_and_20_no_20_line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style:mirror="none"/>
    </style:style>
    <style:style style:name="gr3" style:family="graphic" style:parent-style-name="standard">
      <style:graphic-properties draw:stroke="dash" draw:stroke-dash="Fine_20_Dashed" draw:marker-start="Triangle_20_unfilled" draw:textarea-vertical-align="middle"/>
    </style:style>
    <style:style style:name="gr4" style:family="graphic" style:parent-style-name="standard">
      <style:graphic-properties draw:stroke="dash" draw:stroke-dash="Fine_20_Dashed" draw:marker-start="Triangle_20_unfilled" draw:marker-end="" draw:textarea-vertical-align="middle"/>
    </style:style>
    <style:style style:name="gr5" style:family="graphic" style:parent-style-name="standard">
      <style:graphic-properties draw:marker-start="" draw:marker-end="Diamond" draw:textarea-vertical-align="middle"/>
    </style:style>
    <style:style style:name="gr6" style:family="graphic" style:parent-style-name="standard">
      <style:graphic-properties draw:marker-start="Diamond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marker-start="Diamond" draw:marker-end="" draw:textarea-vertical-align="middle"/>
    </style:style>
    <style:style style:name="gr9" style:family="graphic" style:parent-style-name="standard">
      <style:graphic-properties draw:marker-end="Diamond" draw:textarea-vertical-align="middle"/>
    </style:style>
    <style:style style:name="gr10" style:family="graphic" style:parent-style-name="standard">
      <style:graphic-properties draw:marker-start="Diamond_20_unfilled" draw:marker-end="" draw:textarea-vertical-align="middle"/>
    </style:style>
    <style:style style:name="gr11" style:family="graphic" style:parent-style-name="standard">
      <style:graphic-properties draw:marker-start="" draw:marker-end="Diamond_20_unfilled" draw:textarea-vertical-align="middle"/>
    </style:style>
    <style:style style:name="gr12" style:family="graphic" style:parent-style-name="standard">
      <style:graphic-properties draw:marker-start="Diamond_20_unfilled" draw:textarea-vertical-align="middle"/>
    </style:style>
    <style:style style:name="gr13" style:family="graphic" style:parent-style-name="standard">
      <style:graphic-properties draw:stroke="solid" draw:stroke-dash="Fine_20_Dashed" draw:marker-start="" draw:marker-end="Arrow" draw:textarea-vertical-align="middle"/>
    </style:style>
    <style:style style:name="gr14" style:family="graphic" style:parent-style-name="standard">
      <style:graphic-properties draw:stroke="solid" draw:stroke-dash="Fine_20_Dashed" draw:marker-start="" draw:marker-end="Diamond" draw:textarea-vertical-align="middle"/>
    </style:style>
    <style:style style:name="gr15" style:family="graphic" style:parent-style-name="standard">
      <style:graphic-properties draw:stroke="dash" draw:stroke-dash="Fine_20_Dashed" draw:marker-start="" draw:textarea-vertical-align="middle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6" draw:id="id16" draw:layer="layout" svg:width="13.653cm" svg:height="12.665cm" svg:x="192.659cm" svg:y="247.812cm">
          <draw:image xlink:href="Pictures/1000000000000183000001673690D980EFD18AC8.png" xlink:type="simple" xlink:show="embed" xlink:actuate="onLoad">
            <text:p>d</text:p>
          </draw:image>
        </draw:frame>
        <draw:frame draw:style-name="gr2" draw:text-style-name="P1" draw:layer="layout" svg:width="11.007cm" svg:height="1.729cm" svg:x="70.104cm" svg:y="-13.335cm">
          <draw:image xlink:href="Pictures/10000000000001380000003122D40D6AA6E3803E.png" xlink:type="simple" xlink:show="embed" xlink:actuate="onLoad">
            <text:p/>
          </draw:image>
        </draw:frame>
        <draw:frame draw:style-name="gr2" draw:text-style-name="P1" xml:id="id6" draw:id="id6" draw:layer="layout" svg:width="15.367cm" svg:height="8.043cm" svg:x="256.54cm" svg:y="249.555cm">
          <draw:image xlink:href="Pictures/100000000000019B000000E45CA6CC1749A48C7F.png" xlink:type="simple" xlink:show="embed" xlink:actuate="onLoad">
            <text:p/>
          </draw:image>
        </draw:frame>
        <draw:frame draw:style-name="gr2" draw:text-style-name="P1" xml:id="id4" draw:id="id4" draw:layer="layout" svg:width="15.84cm" svg:height="16.581cm" svg:x="213.903cm" svg:y="254.127cm">
          <draw:image xlink:href="Pictures/10000000000001C1000001D60AC6E80214F4BDCA.png" xlink:type="simple" xlink:show="embed" xlink:actuate="onLoad">
            <text:p/>
          </draw:image>
        </draw:frame>
        <draw:frame draw:style-name="gr2" draw:text-style-name="P1" xml:id="id7" draw:id="id7" draw:layer="layout" svg:width="13.617cm" svg:height="12.7cm" svg:x="205.712cm" svg:y="225.933cm">
          <draw:image xlink:href="Pictures/1000000000000182000001686A05403E110D99CA.png" xlink:type="simple" xlink:show="embed" xlink:actuate="onLoad">
            <text:p/>
          </draw:image>
        </draw:frame>
        <draw:frame draw:style-name="gr2" draw:text-style-name="P1" xml:id="id1" draw:id="id1" draw:layer="layout" svg:width="24.377cm" svg:height="24.271cm" svg:x="128.15cm" svg:y="272.655cm">
          <draw:image xlink:href="Pictures/10000000000002B3000002B022B3416AECB3EBF6.png" xlink:type="simple" xlink:show="embed" xlink:actuate="onLoad">
            <text:p/>
          </draw:image>
        </draw:frame>
        <draw:frame draw:style-name="gr2" draw:text-style-name="P1" xml:id="id9" draw:id="id9" draw:layer="layout" svg:width="13.194cm" svg:height="10.372cm" svg:x="241.808cm" svg:y="253.026cm">
          <draw:image xlink:href="Pictures/100000000000017600000126ECFEFD10C86BED6D.png" xlink:type="simple" xlink:show="embed" xlink:actuate="onLoad">
            <text:p/>
          </draw:image>
        </draw:frame>
        <draw:frame draw:style-name="gr2" draw:text-style-name="P1" draw:layer="layout" svg:width="13.37cm" svg:height="10.301cm" svg:x="-15.875cm" svg:y="0cm">
          <draw:image xlink:href="Pictures/100000000000017B0000012428B42E7372BE818A.png" xlink:type="simple" xlink:show="embed" xlink:actuate="onLoad">
            <text:p/>
          </draw:image>
        </draw:frame>
        <draw:frame draw:style-name="gr2" draw:text-style-name="P1" draw:layer="layout" svg:width="26.141cm" svg:height="6.491cm" svg:x="-28.554cm" svg:y="16.75cm">
          <draw:image xlink:href="Pictures/10000000000002E5000000B852DD5296F8B78B1A.png" xlink:type="simple" xlink:show="embed" xlink:actuate="onLoad">
            <text:p/>
          </draw:image>
        </draw:frame>
        <draw:frame draw:style-name="gr2" draw:text-style-name="P1" draw:layer="layout" svg:width="21.026cm" svg:height="18.874cm" svg:x="-22.225cm" svg:y="148.082cm">
          <draw:image xlink:href="Pictures/1000000000000254000002176CACC479E6864978.png" xlink:type="simple" xlink:show="embed" xlink:actuate="onLoad">
            <text:p/>
          </draw:image>
        </draw:frame>
        <draw:frame draw:style-name="gr2" draw:text-style-name="P1" xml:id="id12" draw:id="id12" draw:layer="layout" svg:width="16.439cm" svg:height="10.336cm" svg:x="274.574cm" svg:y="250.19cm">
          <draw:image xlink:href="Pictures/10000000000001D20000012511B5E09C5D1348EB.png" xlink:type="simple" xlink:show="embed" xlink:actuate="onLoad">
            <text:p/>
          </draw:image>
        </draw:frame>
        <draw:frame draw:style-name="gr2" draw:text-style-name="P1" xml:id="id5" draw:id="id5" draw:layer="layout" svg:width="17.427cm" svg:height="11.148cm" svg:x="183.896cm" svg:y="226.977cm">
          <draw:image xlink:href="Pictures/10000000000001EE0000013C00FA8F75A614A201.png" xlink:type="simple" xlink:show="embed" xlink:actuate="onLoad">
            <text:p/>
          </draw:image>
        </draw:frame>
        <draw:frame draw:style-name="gr2" draw:text-style-name="P1" xml:id="id30" draw:id="id30" draw:layer="layout" svg:width="16.051cm" svg:height="4.833cm" svg:x="267.97cm" svg:y="223.005cm">
          <draw:image xlink:href="Pictures/10000000000001C7000000896AB2A2F8CB9C5C12.png" xlink:type="simple" xlink:show="embed" xlink:actuate="onLoad">
            <text:p/>
          </draw:image>
        </draw:frame>
        <draw:frame draw:style-name="gr2" draw:text-style-name="P1" xml:id="id15" draw:id="id15" draw:layer="layout" svg:width="10.195cm" svg:height="6.456cm" svg:x="199.99cm" svg:y="261.62cm">
          <draw:image xlink:href="Pictures/1000000000000121000000B7F6B1681A5E1F699E.png" xlink:type="simple" xlink:show="embed" xlink:actuate="onLoad">
            <text:p/>
          </draw:image>
        </draw:frame>
        <draw:frame draw:style-name="gr2" draw:text-style-name="P1" draw:layer="layout" svg:width="11.359cm" svg:height="6.456cm" svg:x="-55.047cm" svg:y="11.959cm">
          <draw:image xlink:href="Pictures/1000000000000142000000B767058406EA6B2241.png" xlink:type="simple" xlink:show="embed" xlink:actuate="onLoad">
            <text:p/>
          </draw:image>
        </draw:frame>
        <draw:frame draw:style-name="gr2" draw:text-style-name="P1" draw:layer="layout" svg:width="17.145cm" svg:height="17.286cm" svg:x="-17.653cm" svg:y="275.703cm">
          <draw:image xlink:href="Pictures/10000000000001E6000001EAA4E25C23B58E14A7.png" xlink:type="simple" xlink:show="embed" xlink:actuate="onLoad">
            <text:p/>
          </draw:image>
        </draw:frame>
        <draw:frame draw:style-name="gr2" draw:text-style-name="P1" draw:layer="layout" svg:width="25.365cm" svg:height="38.276cm" svg:x="-25.527cm" svg:y="236.044cm">
          <draw:image xlink:href="Pictures/10000000000002CF0000043D5E3E7C278CFB8C75.png" xlink:type="simple" xlink:show="embed" xlink:actuate="onLoad">
            <text:p/>
          </draw:image>
        </draw:frame>
        <draw:frame draw:style-name="gr2" draw:text-style-name="P1" draw:layer="layout" svg:width="17.145cm" svg:height="13.441cm" svg:x="-17.78cm" svg:y="221.996cm">
          <draw:image xlink:href="Pictures/10000000000001E60000017D6E888BF6E0160A3D.png" xlink:type="simple" xlink:show="embed" xlink:actuate="onLoad">
            <text:p/>
          </draw:image>
        </draw:frame>
        <draw:frame draw:style-name="gr2" draw:text-style-name="P1" draw:layer="layout" svg:width="17.851cm" svg:height="16.51cm" svg:x="-61.468cm" svg:y="98.933cm">
          <draw:image xlink:href="Pictures/10000000000001FA000001D4DB2245F1C317043D.png" xlink:type="simple" xlink:show="embed" xlink:actuate="onLoad">
            <text:p/>
          </draw:image>
        </draw:frame>
        <draw:frame draw:style-name="gr2" draw:text-style-name="P1" draw:layer="layout" svg:width="17.145cm" svg:height="22.754cm" svg:x="-17.907cm" svg:y="184.785cm">
          <draw:image xlink:href="Pictures/10000000000001E600000285EE0D86ECEBE22CB8.png" xlink:type="simple" xlink:show="embed" xlink:actuate="onLoad">
            <text:p/>
          </draw:image>
        </draw:frame>
        <draw:frame draw:style-name="gr2" draw:text-style-name="P1" draw:layer="layout" svg:width="15.699cm" svg:height="25.083cm" svg:x="-59.817cm" svg:y="155.321cm">
          <draw:image xlink:href="Pictures/10000000000001BD000002C70D76EB679EE4C32A.png" xlink:type="simple" xlink:show="embed" xlink:actuate="onLoad">
            <text:p/>
          </draw:image>
        </draw:frame>
        <draw:frame draw:style-name="gr2" draw:text-style-name="P1" draw:layer="layout" svg:width="15.099cm" svg:height="14.958cm" svg:x="-59.055cm" svg:y="134.521cm">
          <draw:image xlink:href="Pictures/10000000000001AC000001A81559C577C7EA984E.png" xlink:type="simple" xlink:show="embed" xlink:actuate="onLoad">
            <text:p/>
          </draw:image>
        </draw:frame>
        <draw:frame draw:style-name="gr2" draw:text-style-name="P1" draw:layer="layout" svg:width="12.912cm" svg:height="13.406cm" svg:x="-13.589cm" svg:y="207.899cm">
          <draw:image xlink:href="Pictures/100000000000016E0000017CBC6FBA0A13192F1D.png" xlink:type="simple" xlink:show="embed" xlink:actuate="onLoad">
            <text:p/>
          </draw:image>
        </draw:frame>
        <draw:frame draw:style-name="gr2" draw:text-style-name="P1" draw:layer="layout" svg:width="11.112cm" svg:height="18.098cm" svg:x="-54.991cm" svg:y="115.951cm">
          <draw:image xlink:href="Pictures/100000000000013B0000020133DDD617E83523E4.png" xlink:type="simple" xlink:show="embed" xlink:actuate="onLoad">
            <text:p/>
          </draw:image>
        </draw:frame>
        <draw:frame draw:style-name="gr2" draw:text-style-name="P1" draw:layer="layout" svg:width="16.898cm" svg:height="13.441cm" svg:x="-60.078cm" svg:y="-2.413cm">
          <draw:image xlink:href="Pictures/10000000000001DF0000017D36CB0E876FF38A0A.png" xlink:type="simple" xlink:show="embed" xlink:actuate="onLoad">
            <text:p/>
          </draw:image>
        </draw:frame>
        <draw:frame draw:style-name="gr2" draw:text-style-name="P1" draw:layer="layout" svg:width="16.863cm" svg:height="10.301cm" svg:x="-60.452cm" svg:y="19.939cm">
          <draw:image xlink:href="Pictures/10000000000001DE00000124C805689FD545982B.png" xlink:type="simple" xlink:show="embed" xlink:actuate="onLoad">
            <text:p/>
          </draw:image>
        </draw:frame>
        <draw:frame draw:style-name="gr2" draw:text-style-name="P1" draw:layer="layout" svg:width="10.971cm" svg:height="14.993cm" svg:x="-54.532cm" svg:y="30.861cm">
          <draw:image xlink:href="Pictures/1000000000000137000001A92CD438812089850D.png" xlink:type="simple" xlink:show="embed" xlink:actuate="onLoad">
            <text:p/>
          </draw:image>
        </draw:frame>
        <draw:frame draw:style-name="gr2" draw:text-style-name="P1" draw:layer="layout" svg:width="14.993cm" svg:height="17.286cm" svg:x="-15.494cm" svg:y="167.386cm">
          <draw:image xlink:href="Pictures/10000000000001A9000001EA5C73D0D6666BE24A.png" xlink:type="simple" xlink:show="embed" xlink:actuate="onLoad">
            <text:p/>
          </draw:image>
        </draw:frame>
        <draw:frame draw:style-name="gr2" draw:text-style-name="P1" draw:layer="layout" svg:width="10.478cm" svg:height="13.406cm" svg:x="-54.801cm" svg:y="190.048cm">
          <draw:image xlink:href="Pictures/10000000000001290000017C1ED4C17FCF04DBB8.png" xlink:type="simple" xlink:show="embed" xlink:actuate="onLoad">
            <text:p/>
          </draw:image>
        </draw:frame>
        <draw:frame draw:style-name="gr2" draw:text-style-name="P1" draw:layer="layout" svg:width="11.395cm" svg:height="15.734cm" svg:x="-12.7cm" svg:y="85.344cm">
          <draw:image xlink:href="Pictures/1000000000000143000001BE301142CB612B1A0D.png" xlink:type="simple" xlink:show="embed" xlink:actuate="onLoad">
            <text:p/>
          </draw:image>
        </draw:frame>
        <draw:frame draw:style-name="gr2" draw:text-style-name="P1" draw:layer="layout" svg:width="10.442cm" svg:height="15.734cm" svg:x="288.798cm" svg:y="61.468cm">
          <draw:image xlink:href="Pictures/1000000000000128000001BE84EB4212B60C5245.png" xlink:type="simple" xlink:show="embed" xlink:actuate="onLoad">
            <text:p/>
          </draw:image>
        </draw:frame>
        <draw:frame draw:style-name="gr2" draw:text-style-name="P1" xml:id="id2" draw:id="id2" draw:layer="layout" svg:width="24.377cm" svg:height="37.5cm" svg:x="166.37cm" svg:y="259.334cm">
          <draw:image xlink:href="Pictures/10000000000002B300000427F17E5FA948613C30.png" xlink:type="simple" xlink:show="embed" xlink:actuate="onLoad">
            <text:p/>
          </draw:image>
        </draw:frame>
        <draw:frame draw:style-name="gr2" draw:text-style-name="P1" draw:layer="layout" svg:width="11.889cm" svg:height="28.152cm" svg:x="-12.7cm" svg:y="118.914cm">
          <draw:image xlink:href="Pictures/10000000000001510000031E16932E1B0024124F.png" xlink:type="simple" xlink:show="embed" xlink:actuate="onLoad">
            <text:p/>
          </draw:image>
        </draw:frame>
        <draw:frame draw:style-name="gr2" draw:text-style-name="P1" draw:layer="layout" svg:width="12.312cm" svg:height="15.804cm" svg:x="-13.836cm" svg:y="39.624cm">
          <draw:image xlink:href="Pictures/100000000000015D000001C0F15500FE7396D0E9.png" xlink:type="simple" xlink:show="embed" xlink:actuate="onLoad">
            <text:p/>
          </draw:image>
        </draw:frame>
        <draw:frame draw:style-name="gr2" draw:text-style-name="P1" xml:id="id19" draw:id="id19" draw:layer="layout" svg:width="12.559cm" svg:height="16.581cm" svg:x="161.939cm" svg:y="229.489cm">
          <draw:image xlink:href="Pictures/1000000000000164000001D6254C50C04F1219A4.png" xlink:type="simple" xlink:show="embed" xlink:actuate="onLoad">
            <text:p/>
          </draw:image>
        </draw:frame>
        <draw:frame draw:style-name="gr2" draw:text-style-name="P1" draw:layer="layout" svg:width="12.594cm" svg:height="9.525cm" svg:x="-56.769cm" svg:y="204.089cm">
          <draw:image xlink:href="Pictures/10000000000001650000010E440098098E02C664.png" xlink:type="simple" xlink:show="embed" xlink:actuate="onLoad">
            <text:p/>
          </draw:image>
        </draw:frame>
        <draw:frame draw:style-name="gr2" draw:text-style-name="P1" draw:layer="layout" svg:width="9.278cm" svg:height="8.784cm" svg:x="97.275cm" svg:y="285.094cm">
          <draw:image xlink:href="Pictures/1000000000000107000000F9E164DC42E84FF9A7.png" xlink:type="simple" xlink:show="embed" xlink:actuate="onLoad">
            <text:p/>
          </draw:image>
        </draw:frame>
        <draw:frame draw:style-name="gr2" draw:text-style-name="P1" draw:layer="layout" svg:width="14.746cm" svg:height="11.889cm" svg:x="52.07cm" svg:y="-27.178cm">
          <draw:image xlink:href="Pictures/10000000000001A200000151A2AD47337FDB8EE2.png" xlink:type="simple" xlink:show="embed" xlink:actuate="onLoad">
            <text:p/>
          </draw:image>
        </draw:frame>
        <draw:frame draw:style-name="gr2" draw:text-style-name="P1" draw:layer="layout" svg:width="12.136cm" svg:height="11.889cm" svg:x="-14.422cm" svg:y="27.432cm">
          <draw:image xlink:href="Pictures/10000000000001580000015111F759AE3DCA6AEB.png" xlink:type="simple" xlink:show="embed" xlink:actuate="onLoad">
            <text:p/>
          </draw:image>
        </draw:frame>
        <draw:frame draw:style-name="gr2" draw:text-style-name="P1" draw:layer="layout" svg:width="11.712cm" svg:height="5.68cm" svg:x="-14.859cm" svg:y="10.576cm">
          <draw:image xlink:href="Pictures/100000000000014C000000A112BC4BEB763FA8D5.png" xlink:type="simple" xlink:show="embed" xlink:actuate="onLoad">
            <text:p/>
          </draw:image>
        </draw:frame>
        <draw:frame draw:style-name="gr2" draw:text-style-name="P1" draw:layer="layout" svg:width="15.311cm" svg:height="9.596cm" svg:x="-59.253cm" svg:y="213.924cm">
          <draw:image xlink:href="Pictures/10000000000001B20000011099F8F1DE1799C8C3.png" xlink:type="simple" xlink:show="embed" xlink:actuate="onLoad">
            <text:p/>
          </draw:image>
        </draw:frame>
        <draw:frame draw:style-name="gr2" draw:text-style-name="P1" draw:layer="layout" svg:width="11.395cm" svg:height="16.51cm" svg:x="-11.684cm" svg:y="101.473cm">
          <draw:image xlink:href="Pictures/1000000000000143000001D4DDFEBFEE380D23CE.png" xlink:type="simple" xlink:show="embed" xlink:actuate="onLoad">
            <text:p/>
          </draw:image>
        </draw:frame>
        <draw:frame draw:style-name="gr2" draw:text-style-name="P1" draw:layer="layout" svg:width="10.195cm" svg:height="9.525cm" svg:x="52.416cm" svg:y="-12.954cm">
          <draw:image xlink:href="Pictures/10000000000001210000010EF74E7317DE64187D.png" xlink:type="simple" xlink:show="embed" xlink:actuate="onLoad">
            <text:p/>
          </draw:image>
        </draw:frame>
        <draw:frame draw:style-name="gr2" draw:text-style-name="P1" draw:layer="layout" svg:width="10.795cm" svg:height="9.525cm" svg:x="-12.192cm" svg:y="75.438cm">
          <draw:image xlink:href="Pictures/10000000000001320000010E52AD256B3A031CD6.png" xlink:type="simple" xlink:show="embed" xlink:actuate="onLoad">
            <text:p/>
          </draw:image>
        </draw:frame>
        <draw:frame draw:style-name="gr2" draw:text-style-name="P1" draw:layer="layout" svg:width="6.914cm" svg:height="4.826cm" svg:x="-50.927cm" svg:y="149.987cm">
          <draw:image xlink:href="Pictures/10000000000000C40000008A9A75D9F6EF5E9AC5.png" xlink:type="simple" xlink:show="embed" xlink:actuate="onLoad">
            <text:p/>
          </draw:image>
        </draw:frame>
        <draw:frame draw:style-name="gr2" draw:text-style-name="P1" draw:layer="layout" svg:width="9.137cm" svg:height="4.544cm" svg:x="75.057cm" svg:y="-8.001cm">
          <draw:image xlink:href="Pictures/10000000000001030000007690B3D1FAD98F8F2B.png" xlink:type="simple" xlink:show="embed" xlink:actuate="onLoad">
            <text:p/>
          </draw:image>
        </draw:frame>
        <draw:frame draw:style-name="gr2" draw:text-style-name="P1" xml:id="id18" draw:id="id18" draw:layer="layout" svg:width="12.1cm" svg:height="7.232cm" svg:x="152.019cm" svg:y="248.673cm">
          <draw:image xlink:href="Pictures/1000000000000157000000CD0DF336D0E79A04A8.png" xlink:type="simple" xlink:show="embed" xlink:actuate="onLoad">
            <text:p/>
          </draw:image>
        </draw:frame>
        <draw:frame draw:style-name="gr2" draw:text-style-name="P1" draw:layer="layout" svg:width="7.126cm" svg:height="6.456cm" svg:x="42.954cm" svg:y="-22.754cm">
          <draw:image xlink:href="Pictures/10000000000000CA000000B73C1CE53296825E82.png" xlink:type="simple" xlink:show="embed" xlink:actuate="onLoad">
            <text:p/>
          </draw:image>
        </draw:frame>
        <draw:frame draw:style-name="gr2" draw:text-style-name="P1" xml:id="id13" draw:id="id13" draw:layer="layout" svg:width="7.902cm" svg:height="7.232cm" svg:x="241.907cm" svg:y="222.885cm">
          <draw:image xlink:href="Pictures/10000000000000E0000000CD9700AC7ADE53FB9D.png" xlink:type="simple" xlink:show="embed" xlink:actuate="onLoad">
            <text:p/>
          </draw:image>
        </draw:frame>
        <draw:frame draw:style-name="gr2" draw:text-style-name="P1" draw:layer="layout" svg:width="11.218cm" svg:height="3.316cm" svg:x="167.64cm" svg:y="2.145cm">
          <draw:image xlink:href="Pictures/100000000000013E0000005E1C76E93A719AAFA5.png" xlink:type="simple" xlink:show="embed" xlink:actuate="onLoad">
            <text:p/>
          </draw:image>
        </draw:frame>
        <draw:frame draw:style-name="gr2" draw:text-style-name="P1" xml:id="id8" draw:id="id8" draw:layer="layout" svg:width="11.007cm" svg:height="11.924cm" svg:x="224.917cm" svg:y="219.47cm">
          <draw:image xlink:href="Pictures/10000000000001380000015279AC0876E9127D4C.png" xlink:type="simple" xlink:show="embed" xlink:actuate="onLoad">
            <text:p/>
          </draw:image>
        </draw:frame>
        <draw:frame draw:style-name="gr2" draw:text-style-name="P1" draw:layer="layout" svg:width="12.735cm" svg:height="8.819cm" svg:x="269.205cm" svg:y="176.403cm">
          <draw:image xlink:href="Pictures/1000000000000169000000FA00B6C39C8E140E4B.png" xlink:type="simple" xlink:show="embed" xlink:actuate="onLoad">
            <text:p/>
          </draw:image>
        </draw:frame>
        <draw:frame draw:style-name="gr2" draw:text-style-name="P1" xml:id="id21" draw:id="id21" draw:layer="layout" svg:width="18.768cm" svg:height="7.197cm" svg:x="213.36cm" svg:y="182.668cm">
          <draw:image xlink:href="Pictures/1000000000000214000000CC941C2FE0B6A5AF9A.png" xlink:type="simple" xlink:show="embed" xlink:actuate="onLoad">
            <text:p/>
          </draw:image>
        </draw:frame>
        <draw:frame draw:style-name="gr2" draw:text-style-name="P1" draw:layer="layout" svg:width="20.567cm" svg:height="3.316cm" svg:x="84.328cm" svg:y="-19.431cm">
          <draw:image xlink:href="Pictures/10000000000002470000005E57EE3BE094D62DC9.png" xlink:type="simple" xlink:show="embed" xlink:actuate="onLoad">
            <text:p/>
          </draw:image>
        </draw:frame>
        <draw:frame draw:style-name="gr2" draw:text-style-name="P1" draw:layer="layout" svg:width="16.157cm" svg:height="18.838cm" svg:x="-59.309cm" svg:y="46.694cm">
          <draw:image xlink:href="Pictures/10000000000001CA00000216651C8E5718F58A81.png" xlink:type="simple" xlink:show="embed" xlink:actuate="onLoad">
            <text:p/>
          </draw:image>
        </draw:frame>
        <draw:frame draw:style-name="gr2" draw:text-style-name="P1" draw:layer="layout" svg:width="15.452cm" svg:height="8.784cm" svg:x="282.956cm" svg:y="169.651cm">
          <draw:image xlink:href="Pictures/10000000000001B6000000F90F2B87CD78C6422B.png" xlink:type="simple" xlink:show="embed" xlink:actuate="onLoad">
            <text:p/>
          </draw:image>
        </draw:frame>
        <draw:frame draw:style-name="gr2" draw:text-style-name="P1" draw:layer="layout" svg:width="8.573cm" svg:height="8.784cm" svg:x="279.336cm" svg:y="128.778cm">
          <draw:image xlink:href="Pictures/10000000000000F3000000F97C7A97ADC189ACEB.png" xlink:type="simple" xlink:show="embed" xlink:actuate="onLoad">
            <text:p/>
          </draw:image>
        </draw:frame>
        <draw:frame draw:style-name="gr2" draw:text-style-name="P1" draw:layer="layout" svg:width="11.218cm" svg:height="2.505cm" svg:x="284.057cm" svg:y="181.137cm">
          <draw:image xlink:href="Pictures/100000000000013E00000047D6D6EA76DAE5EBA6.png" xlink:type="simple" xlink:show="embed" xlink:actuate="onLoad">
            <text:p/>
          </draw:image>
        </draw:frame>
        <draw:frame draw:style-name="gr2" draw:text-style-name="P1" draw:layer="layout" svg:width="8.573cm" svg:height="6.421cm" svg:x="289.56cm" svg:y="130.556cm">
          <draw:image xlink:href="Pictures/10000000000000F3000000B6E40BAF420E4DF446.png" xlink:type="simple" xlink:show="embed" xlink:actuate="onLoad">
            <text:p/>
          </draw:image>
        </draw:frame>
        <draw:frame draw:style-name="gr2" draw:text-style-name="P1" xml:id="id25" draw:id="id25" draw:layer="layout" svg:width="16.193cm" svg:height="2.505cm" svg:x="215.201cm" svg:y="200.187cm">
          <draw:image xlink:href="Pictures/10000000000001CB0000004736AF4D2A949C98CF.png" xlink:type="simple" xlink:show="embed" xlink:actuate="onLoad">
            <text:p/>
          </draw:image>
        </draw:frame>
        <draw:frame draw:style-name="gr2" draw:text-style-name="P1" xml:id="id23" draw:id="id23" draw:layer="layout" svg:width="12.665cm" svg:height="1.556cm" svg:x="225.333cm" svg:y="194.405cm">
          <draw:image xlink:href="Pictures/1000000000000167000000310DA4D48F08A39D38.png" xlink:type="simple" xlink:show="embed" xlink:actuate="onLoad">
            <text:p/>
          </draw:image>
        </draw:frame>
        <draw:frame draw:style-name="gr2" draw:text-style-name="P1" draw:layer="layout" svg:width="25.929cm" svg:height="2.54cm" svg:x="-27.072cm" svg:y="72.136cm">
          <draw:image xlink:href="Pictures/10000000000002DF000000485E23D8FD7F67E1F6.png" xlink:type="simple" xlink:show="embed" xlink:actuate="onLoad">
            <text:p/>
          </draw:image>
        </draw:frame>
        <draw:frame draw:style-name="gr2" draw:text-style-name="P1" xml:id="id26" draw:id="id26" draw:layer="layout" svg:width="4.939cm" svg:height="2.286cm" svg:x="220.613cm" svg:y="170.688cm">
          <draw:image xlink:href="Pictures/100000000000008C0000005D9A2B50F0FFA3F968.png" xlink:type="simple" xlink:show="embed" xlink:actuate="onLoad">
            <text:p/>
          </draw:image>
        </draw:frame>
        <draw:frame draw:style-name="gr2" draw:text-style-name="P1" xml:id="id22" draw:id="id22" draw:layer="layout" svg:width="12.665cm" svg:height="1.729cm" svg:x="210.855cm" svg:y="194.437cm">
          <draw:image xlink:href="Pictures/1000000000000167000000319CC95B8CA6086B0F.png" xlink:type="simple" xlink:show="embed" xlink:actuate="onLoad">
            <text:p/>
          </draw:image>
        </draw:frame>
        <draw:frame draw:style-name="gr2" draw:text-style-name="P1" xml:id="id24" draw:id="id24" draw:layer="layout" svg:width="12.665cm" svg:height="1.729cm" svg:x="198.536cm" svg:y="184.58cm">
          <draw:image xlink:href="Pictures/10000000000001670000003184D46C3CE175BAF3.png" xlink:type="simple" xlink:show="embed" xlink:actuate="onLoad">
            <text:p/>
          </draw:image>
        </draw:frame>
        <draw:frame draw:style-name="gr2" draw:text-style-name="P1" xml:id="id20" draw:id="id20" draw:layer="layout" svg:width="12.665cm" svg:height="1.39cm" svg:x="216.281cm" svg:y="174.632cm">
          <draw:image xlink:href="Pictures/100000000000016700000031C2CD73A348494CCC.png" xlink:type="simple" xlink:show="embed" xlink:actuate="onLoad">
            <text:p/>
          </draw:image>
        </draw:frame>
        <draw:frame draw:style-name="gr2" draw:text-style-name="P1" draw:layer="layout" svg:width="4.445cm" svg:height="2.505cm" svg:x="63.627cm" svg:y="-9.236cm">
          <draw:image xlink:href="Pictures/100000000000008200000047EE01EED2BE1F6F14.png" xlink:type="simple" xlink:show="embed" xlink:actuate="onLoad">
            <text:p/>
          </draw:image>
        </draw:frame>
        <draw:frame draw:style-name="gr2" draw:text-style-name="P1" draw:layer="layout" svg:width="8.643cm" svg:height="1.729cm" svg:x="268.09cm" svg:y="135.685cm">
          <draw:image xlink:href="Pictures/10000000000000F500000031E1A28D06FA918980.png" xlink:type="simple" xlink:show="embed" xlink:actuate="onLoad">
            <text:p/>
          </draw:image>
        </draw:frame>
        <draw:frame draw:style-name="gr2" draw:text-style-name="P1" xml:id="id14" draw:id="id14" draw:layer="layout" svg:width="5.327cm" svg:height="3.838cm" svg:x="242.189cm" svg:y="268.069cm">
          <draw:image xlink:href="Pictures/100000000000009700000074DB81C75571689BCC.png" xlink:type="simple" xlink:show="embed" xlink:actuate="onLoad">
            <text:p/>
          </draw:image>
        </draw:frame>
        <draw:frame draw:style-name="gr2" draw:text-style-name="P1" draw:layer="layout" svg:width="5.891cm" svg:height="1.905cm" svg:x="-50.595cm" svg:y="225.171cm">
          <draw:image xlink:href="Pictures/10000000000000A7000000312AD8786BC1DF0CE9.png" xlink:type="simple" xlink:show="embed" xlink:actuate="onLoad">
            <text:p/>
          </draw:image>
        </draw:frame>
        <draw:frame draw:style-name="gr2" draw:text-style-name="P1" draw:layer="layout" svg:width="3.454cm" svg:height="3.569cm" svg:x="283.185cm" svg:y="69.075cm">
          <draw:image xlink:href="Pictures/100000000000006A0000005D08F2E53E210AE2E6.png" xlink:type="simple" xlink:show="embed" xlink:actuate="onLoad">
            <text:p/>
          </draw:image>
        </draw:frame>
        <draw:frame draw:style-name="gr2" draw:text-style-name="P1" xml:id="id17" draw:id="id17" draw:layer="layout" svg:width="8.763cm" svg:height="4.868cm" svg:x="139.192cm" svg:y="248.793cm">
          <draw:image xlink:href="Pictures/10000000000000DD0000008AD7723492BB2D3444.png" xlink:type="simple" xlink:show="embed" xlink:actuate="onLoad">
            <text:p/>
          </draw:image>
        </draw:frame>
        <draw:frame draw:style-name="gr2" draw:text-style-name="P1" draw:layer="layout" svg:width="12.665cm" svg:height="18.874cm" svg:x="-55.753cm" svg:y="66.04cm">
          <draw:image xlink:href="Pictures/10000000000001670000021732CF2697720C4921.png" xlink:type="simple" xlink:show="embed" xlink:actuate="onLoad">
            <text:p/>
          </draw:image>
        </draw:frame>
        <draw:frame draw:style-name="gr2" draw:text-style-name="P1" draw:layer="layout" svg:width="11.395cm" svg:height="11.889cm" svg:x="-55.118cm" svg:y="85.52cm">
          <draw:image xlink:href="Pictures/1000000000000143000001512A3C7406EF4ECFED.png" xlink:type="simple" xlink:show="embed" xlink:actuate="onLoad">
            <text:p/>
          </draw:image>
        </draw:frame>
        <draw:frame draw:style-name="gr2" draw:text-style-name="P1" draw:layer="layout" svg:width="10.724cm" svg:height="6.491cm" svg:x="283.972cm" svg:y="121.539cm">
          <draw:image xlink:href="Pictures/1000000000000130000000B8F6831CAE3751E6F0.png" xlink:type="simple" xlink:show="embed" xlink:actuate="onLoad">
            <text:p/>
          </draw:image>
        </draw:frame>
        <draw:frame draw:style-name="gr2" draw:text-style-name="P1" draw:layer="layout" svg:width="10.689cm" svg:height="4.868cm" svg:x="69.575cm" svg:y="-23.114cm">
          <draw:image xlink:href="Pictures/100000000000012F0000008AB5DB621129E67AB7.png" xlink:type="simple" xlink:show="embed" xlink:actuate="onLoad">
            <text:p/>
          </draw:image>
        </draw:frame>
        <draw:frame draw:style-name="gr2" draw:text-style-name="P1" draw:layer="layout" svg:width="3.048cm" svg:height="0.799cm" svg:x="-4.064cm" svg:y="118.11cm">
          <draw:image xlink:href="Pictures/10000000000000840000001B40C0E93244235732.png" xlink:type="simple" xlink:show="embed" xlink:actuate="onLoad">
            <text:p/>
          </draw:image>
        </draw:frame>
        <draw:frame draw:style-name="gr2" draw:text-style-name="P1" draw:layer="layout" svg:width="9.313cm" svg:height="3.062cm" svg:x="94.234cm" svg:y="-14.873cm">
          <draw:image xlink:href="Pictures/10000000000001080000005ECAF296F404816DB5.png" xlink:type="simple" xlink:show="embed" xlink:actuate="onLoad">
            <text:p/>
          </draw:image>
        </draw:frame>
        <draw:frame draw:style-name="gr2" draw:text-style-name="P1" draw:layer="layout" svg:width="10.478cm" svg:height="4.163cm" svg:x="-11.494cm" svg:y="64.29cm">
          <draw:image xlink:href="Pictures/10000000000001290000007608B16A0948C55833.png" xlink:type="simple" xlink:show="embed" xlink:actuate="onLoad">
            <text:p/>
          </draw:image>
        </draw:frame>
        <draw:frame draw:style-name="gr2" draw:text-style-name="P1" xml:id="id29" draw:id="id29" draw:layer="layout" svg:width="12.1cm" svg:height="4.572cm" svg:x="253.838cm" svg:y="223.266cm">
          <draw:image xlink:href="Pictures/100000000000015700000089FE53420EF53EB229.png" xlink:type="simple" xlink:show="embed" xlink:actuate="onLoad">
            <text:p/>
          </draw:image>
        </draw:frame>
        <draw:frame draw:style-name="gr2" draw:text-style-name="P1" xml:id="id3" draw:id="id3" draw:layer="layout" svg:width="6.703cm" svg:height="1.524cm" svg:x="249.329cm" svg:y="210.058cm">
          <draw:image xlink:href="Pictures/10000000000000BE00000031770FD90A6F6CC52F.png" xlink:type="simple" xlink:show="embed" xlink:actuate="onLoad">
            <text:p/>
          </draw:image>
        </draw:frame>
        <draw:frame draw:style-name="gr2" draw:text-style-name="P1" draw:layer="layout" svg:width="8.643cm" svg:height="3.316cm" svg:x="43.3cm" svg:y="-12.954cm">
          <draw:image xlink:href="Pictures/10000000000000F50000005E9ABA7C86837EB72D.png" xlink:type="simple" xlink:show="embed" xlink:actuate="onLoad">
            <text:p/>
          </draw:image>
        </draw:frame>
        <draw:frame draw:style-name="gr2" draw:text-style-name="P1" xml:id="id11" draw:id="id11" draw:layer="layout" svg:width="5.68cm" svg:height="3.316cm" svg:x="260.258cm" svg:y="259.715cm">
          <draw:image xlink:href="Pictures/10000000000000A10000005E0437DD9135E03A02.png" xlink:type="simple" xlink:show="embed" xlink:actuate="onLoad">
            <text:p/>
          </draw:image>
        </draw:frame>
        <draw:frame draw:style-name="gr2" draw:text-style-name="P1" draw:layer="layout" svg:width="8.643cm" svg:height="3.083cm" svg:x="87.503cm" svg:y="-8.417cm">
          <draw:image xlink:href="Pictures/10000000000000F50000005E3CF50C31FC17F136.png" xlink:type="simple" xlink:show="embed" xlink:actuate="onLoad">
            <text:p/>
          </draw:image>
        </draw:frame>
        <draw:frame draw:style-name="gr2" draw:text-style-name="P1" xml:id="id10" draw:id="id10" draw:layer="layout" svg:width="11.43cm" svg:height="6.456cm" svg:x="257.175cm" svg:y="265.684cm">
          <draw:image xlink:href="Pictures/1000000000000144000000B78C7E27678546373F.png" xlink:type="simple" xlink:show="embed" xlink:actuate="onLoad">
            <text:p/>
          </draw:image>
        </draw:frame>
        <draw:frame draw:style-name="gr2" draw:text-style-name="P1" draw:layer="layout" svg:width="15.804cm" svg:height="2.505cm" svg:x="265.43cm" svg:y="124.622cm">
          <draw:image xlink:href="Pictures/10000000000001C000000047F6D52111EA23472C.png" xlink:type="simple" xlink:show="embed" xlink:actuate="onLoad">
            <text:p/>
          </draw:image>
        </draw:frame>
        <draw:frame draw:style-name="gr2" draw:text-style-name="P1" draw:layer="layout" svg:width="7.655cm" svg:height="3.316cm" svg:x="82.896cm" svg:y="-14.873cm">
          <draw:image xlink:href="Pictures/10000000000000D90000005EDFC65ED19AE04412.png" xlink:type="simple" xlink:show="embed" xlink:actuate="onLoad">
            <text:p/>
          </draw:image>
        </draw:frame>
        <draw:frame draw:style-name="gr2" draw:text-style-name="P1" draw:layer="layout" svg:width="4.092cm" svg:height="4.057cm" svg:x="69.441cm" svg:y="-10.153cm">
          <draw:image xlink:href="Pictures/100000000000007400000073FBE9B19B7E4DE51B.png" xlink:type="simple" xlink:show="embed" xlink:actuate="onLoad">
            <text:p/>
          </draw:image>
        </draw:frame>
        <draw:frame draw:style-name="gr2" draw:text-style-name="P1" xml:id="id27" draw:id="id27" draw:layer="layout" svg:width="9.278cm" svg:height="1.729cm" svg:x="228.212cm" svg:y="206.629cm">
          <draw:image xlink:href="Pictures/10000000000001070000003134FC583E382135AE.png" xlink:type="simple" xlink:show="embed" xlink:actuate="onLoad">
            <text:p/>
          </draw:image>
        </draw:frame>
        <draw:frame draw:style-name="gr2" draw:text-style-name="P1" xml:id="id28" draw:id="id28" draw:layer="layout" svg:width="8.361cm" svg:height="1.729cm" svg:x="238.908cm" svg:y="206.756cm">
          <draw:image xlink:href="Pictures/10000000000000ED00000031947ABED49CAD996C.png" xlink:type="simple" xlink:show="embed" xlink:actuate="onLoad">
            <text:p/>
          </draw:image>
        </draw:frame>
        <draw:frame draw:style-name="gr2" draw:text-style-name="P1" draw:layer="layout" svg:width="3.556cm" svg:height="4.057cm" svg:x="282.956cm" svg:y="62.11cm">
          <draw:image xlink:href="Pictures/100000000000006600000073FDEEE7DA0292E354.png" xlink:type="simple" xlink:show="embed" xlink:actuate="onLoad">
            <text:p/>
          </draw:image>
        </draw:frame>
        <draw:frame draw:style-name="gr2" draw:text-style-name="P1" draw:layer="layout" svg:width="9.066cm" svg:height="3.175cm" svg:x="99.949cm" svg:y="278.892cm">
          <draw:image xlink:href="Pictures/10000000000001010000005DE11DBA9B90C52156.png" xlink:type="simple" xlink:show="embed" xlink:actuate="onLoad">
            <text:p/>
          </draw:image>
        </draw:frame>
        <draw:frame draw:style-name="gr2" draw:text-style-name="P1" draw:layer="layout" svg:width="13.582cm" svg:height="2.505cm" svg:x="-14.732cm" svg:y="69.123cm">
          <draw:image xlink:href="Pictures/100000000000018100000047EC07FB5560810155.png" xlink:type="simple" xlink:show="embed" xlink:actuate="onLoad">
            <text:p/>
          </draw:image>
        </draw:frame>
        <draw:frame draw:style-name="gr2" draw:text-style-name="P1" draw:layer="layout" svg:width="10.372cm" svg:height="1.729cm" svg:x="152.442cm" svg:y="3.478cm">
          <draw:image xlink:href="Pictures/1000000000000126000000312B5D2D03AFD30209.png" xlink:type="simple" xlink:show="embed" xlink:actuate="onLoad">
            <text:p/>
          </draw:image>
        </draw:frame>
        <draw:frame draw:style-name="gr2" draw:text-style-name="P1" draw:layer="layout" svg:width="4.833cm" svg:height="2.685cm" svg:x="63.366cm" svg:y="-12.7cm">
          <draw:image xlink:href="Pictures/10000000000000890000005DAB66919124EA484E.png" xlink:type="simple" xlink:show="embed" xlink:actuate="onLoad">
            <text:p/>
          </draw:image>
        </draw:frame>
        <draw:frame draw:style-name="gr2" draw:text-style-name="P1" draw:layer="layout" svg:width="8.255cm" svg:height="1.729cm" svg:x="264.668cm" svg:y="129.794cm">
          <draw:image xlink:href="Pictures/10000000000000EA00000031D3243B290F9FAA3D.png" xlink:type="simple" xlink:show="embed" xlink:actuate="onLoad">
            <text:p/>
          </draw:image>
        </draw:frame>
        <draw:frame draw:style-name="gr2" draw:text-style-name="P1" draw:layer="layout" svg:width="22.966cm" svg:height="2.54cm" svg:x="-24.744cm" svg:y="23.876cm">
          <draw:image xlink:href="Pictures/100000000000028B000000489791EAAC1F881AC5.png" xlink:type="simple" xlink:show="embed" xlink:actuate="onLoad">
            <text:p/>
          </draw:image>
        </draw:frame>
        <draw:connector draw:style-name="gr3" draw:text-style-name="P2" draw:layer="layout" svg:x1="140.338cm" svg:y1="296.926cm" svg:x2="178.558cm" svg:y2="259.334cm" draw:start-shape="id1" draw:start-glue-point="2" draw:end-shape="id2" draw:end-glue-point="0" svg:d="M140338 296926v500h19111v-38592h19109v500" svg:viewBox="0 0 38221 38593">
          <text:p/>
        </draw:connector>
        <draw:connector draw:style-name="gr4" draw:text-style-name="P2" draw:layer="layout" svg:x1="252.68cm" svg:y1="211.582cm" svg:x2="221.823cm" svg:y2="254.127cm" draw:start-shape="id3" draw:start-glue-point="2" draw:end-shape="id4" svg:d="M252680 211582v21273h-30857v21272" svg:viewBox="0 0 30858 42546">
          <text:p/>
        </draw:connector>
        <draw:connector draw:style-name="gr3" draw:text-style-name="P2" draw:layer="layout" svg:x1="252.68cm" svg:y1="211.582cm" svg:x2="192.609cm" svg:y2="226.977cm" draw:start-shape="id3" draw:start-glue-point="2" draw:end-shape="id5" draw:end-glue-point="0" svg:d="M252680 211582v7698h-60071v7697" svg:viewBox="0 0 60072 15396">
          <text:p/>
        </draw:connector>
        <draw:connector draw:style-name="gr3" draw:text-style-name="P2" draw:layer="layout" svg:x1="252.68cm" svg:y1="211.582cm" svg:x2="264.223cm" svg:y2="249.555cm" draw:start-shape="id3" draw:start-glue-point="2" draw:end-shape="id6" svg:d="M252680 211582v18987h11543v18986" svg:viewBox="0 0 11544 37974">
          <text:p/>
        </draw:connector>
        <draw:connector draw:style-name="gr3" draw:text-style-name="P2" draw:layer="layout" svg:x1="212.52cm" svg:y1="225.933cm" svg:x2="252.68cm" svg:y2="211.582cm" draw:start-shape="id7" draw:start-glue-point="0" draw:end-shape="id3" draw:end-glue-point="2" svg:d="M212520 225933v-7175h40160v-7176" svg:viewBox="0 0 40161 14352">
          <text:p/>
        </draw:connector>
        <draw:connector draw:style-name="gr3" draw:text-style-name="P2" draw:layer="layout" svg:x1="230.42cm" svg:y1="219.47cm" svg:x2="252.68cm" svg:y2="211.582cm" draw:start-shape="id8" draw:start-glue-point="0" draw:end-shape="id3" svg:d="M230420 219470v-3944h22260v-3944" svg:viewBox="0 0 22261 7889">
          <text:p/>
        </draw:connector>
        <draw:connector draw:style-name="gr5" draw:text-style-name="P2" draw:layer="layout" svg:x1="256.54cm" svg:y1="253.576cm" svg:x2="255.002cm" svg:y2="258.212cm" draw:start-shape="id6" draw:start-glue-point="3" draw:end-shape="id9" svg:d="M256540 253576h-769v4636h-769" svg:viewBox="0 0 1539 4637">
          <text:p/>
        </draw:connector>
        <draw:connector draw:style-name="gr6" draw:text-style-name="P2" draw:layer="layout" svg:x1="255.002cm" svg:y1="258.212cm" svg:x2="257.175cm" svg:y2="268.912cm" draw:start-shape="id9" draw:start-glue-point="1" draw:end-shape="id10" draw:end-glue-point="3" svg:d="M255002 258212h1087v10700h1086" svg:viewBox="0 0 2174 10701">
          <text:p/>
        </draw:connector>
        <draw:connector draw:style-name="gr7" draw:text-style-name="P2" draw:layer="layout" svg:x1="264.223cm" svg:y1="257.598cm" svg:x2="263.098cm" svg:y2="259.715cm" draw:start-shape="id6" draw:start-glue-point="2" draw:end-shape="id11" draw:end-glue-point="0" svg:d="M264223 257598v1059h-1125v1058" svg:viewBox="0 0 1126 2118">
          <text:p/>
        </draw:connector>
        <draw:connector draw:style-name="gr7" draw:text-style-name="P2" draw:layer="layout" svg:x1="263.098cm" svg:y1="263.031cm" svg:x2="262.89cm" svg:y2="265.684cm" draw:start-shape="id11" draw:start-glue-point="2" draw:end-shape="id10" draw:end-glue-point="0" svg:d="M263098 263031v1327h-208v1326" svg:viewBox="0 0 209 2654">
          <text:p/>
        </draw:connector>
        <draw:connector draw:style-name="gr6" draw:text-style-name="P2" draw:layer="layout" svg:x1="271.907cm" svg:y1="253.576cm" svg:x2="274.574cm" svg:y2="255.358cm" draw:start-shape="id6" draw:start-glue-point="1" draw:end-shape="id12" draw:end-glue-point="3" svg:d="M271907 253576h1334v1782h1333" svg:viewBox="0 0 2668 1783">
          <text:p/>
        </draw:connector>
        <draw:connector draw:style-name="gr5" draw:text-style-name="P2" draw:layer="layout" svg:x1="241.808cm" svg:y1="258.212cm" svg:x2="229.743cm" svg:y2="262.417cm" draw:start-shape="id9" draw:start-glue-point="3" draw:end-shape="id4" svg:d="M241808 258212h-6032v4205h-6033" svg:viewBox="0 0 12066 4206">
          <text:p/>
        </draw:connector>
        <draw:connector draw:style-name="gr8" draw:text-style-name="P2" draw:layer="layout" svg:x1="219.329cm" svg:y1="232.283cm" svg:x2="221.823cm" svg:y2="254.127cm" draw:start-shape="id7" draw:start-glue-point="1" draw:end-shape="id4" svg:d="M219329 232283h2494v21844" svg:viewBox="0 0 2495 21845">
          <text:p/>
        </draw:connector>
        <draw:connector draw:style-name="gr5" draw:text-style-name="P2" draw:layer="layout" svg:x1="241.907cm" svg:y1="226.501cm" svg:x2="235.924cm" svg:y2="225.432cm" draw:start-shape="id13" draw:start-glue-point="3" draw:end-shape="id8" svg:d="M241907 226501h-2991v-1069h-2992" svg:viewBox="0 0 5984 1070">
          <text:p/>
        </draw:connector>
        <draw:connector draw:style-name="gr5" draw:text-style-name="P2" draw:layer="layout" svg:x1="224.917cm" svg:y1="225.432cm" svg:x2="219.329cm" svg:y2="232.283cm" draw:start-shape="id8" draw:start-glue-point="3" draw:end-shape="id7" svg:d="M224917 225432h-2794v6851h-2794" svg:viewBox="0 0 5589 6852">
          <text:p/>
        </draw:connector>
        <draw:connector draw:style-name="gr7" draw:text-style-name="P2" draw:layer="layout" svg:x1="221.823cm" svg:y1="270.708cm" svg:x2="242.189cm" svg:y2="269.988cm" draw:start-shape="id4" draw:start-glue-point="2" draw:end-shape="id14" draw:end-glue-point="3" svg:d="M221823 270708v500h14143v-1220h6223" svg:viewBox="0 0 20367 1221">
          <text:p/>
        </draw:connector>
        <draw:connector draw:style-name="gr9" draw:text-style-name="P2" draw:layer="layout" svg:x1="210.185cm" svg:y1="264.848cm" svg:x2="213.903cm" svg:y2="262.417cm" draw:start-shape="id15" draw:start-glue-point="1" draw:end-shape="id4" svg:d="M210185 264848h1859v-2431h1859" svg:viewBox="0 0 3719 2432">
          <text:p/>
        </draw:connector>
        <draw:connector draw:style-name="gr7" draw:text-style-name="P2" draw:layer="layout" svg:x1="206.312cm" svg:y1="254.144cm" svg:x2="210.185cm" svg:y2="264.848cm" draw:start-shape="id16" draw:start-glue-point="1" draw:end-shape="id15" svg:d="M206312 254144h4373v10704h-500" svg:viewBox="0 0 4374 10705">
          <text:p/>
        </draw:connector>
        <draw:connector draw:style-name="gr9" draw:text-style-name="P2" draw:layer="layout" svg:x1="205.712cm" svg:y1="232.283cm" svg:x2="201.323cm" svg:y2="232.551cm" draw:start-shape="id7" draw:start-glue-point="3" draw:end-shape="id5" svg:d="M205712 232283h-2194v268h-2195" svg:viewBox="0 0 4390 269">
          <text:p/>
        </draw:connector>
        <draw:connector draw:style-name="gr9" draw:text-style-name="P2" draw:layer="layout" svg:x1="199.485cm" svg:y1="247.812cm" svg:x2="192.609cm" svg:y2="238.125cm" draw:start-shape="id16" draw:end-shape="id5" svg:d="M199485 247812v-4843h-6876v-4844" svg:viewBox="0 0 6877 9688">
          <text:p/>
        </draw:connector>
        <draw:connector draw:style-name="gr7" draw:text-style-name="P2" draw:layer="layout" svg:x1="139.192cm" svg:y1="251.227cm" svg:x2="158.069cm" svg:y2="255.905cm" draw:start-shape="id17" draw:start-glue-point="3" draw:end-shape="id18" draw:end-glue-point="2" svg:d="M139192 251227h-500v5178h19377v-500" svg:viewBox="0 0 19378 5179">
          <text:p/>
        </draw:connector>
        <draw:connector draw:style-name="gr7" draw:text-style-name="P2" draw:layer="layout" svg:x1="164.119cm" svg:y1="252.289cm" svg:x2="178.558cm" svg:y2="259.334cm" draw:start-shape="id18" draw:start-glue-point="1" draw:end-shape="id2" draw:end-glue-point="0" svg:d="M164119 252289h14439v7045" svg:viewBox="0 0 14440 7046">
          <text:p/>
        </draw:connector>
        <draw:connector draw:style-name="gr7" draw:text-style-name="P2" draw:layer="layout" svg:x1="164.119cm" svg:y1="252.289cm" svg:x2="168.218cm" svg:y2="246.07cm" draw:start-shape="id18" draw:start-glue-point="1" draw:end-shape="id19" draw:end-glue-point="2" svg:d="M164119 252289h4099v-6219" svg:viewBox="0 0 4100 6220">
          <text:p/>
        </draw:connector>
        <draw:connector draw:style-name="gr10" draw:text-style-name="P2" draw:layer="layout" svg:x1="183.896cm" svg:y1="232.551cm" svg:x2="190.747cm" svg:y2="278.084cm" draw:start-shape="id5" draw:start-glue-point="3" draw:end-shape="id2" draw:end-glue-point="1" svg:d="M183896 232551h-500v16179h7851v29354h-500" svg:viewBox="0 0 7852 45534">
          <text:p/>
        </draw:connector>
        <draw:connector draw:style-name="gr10" draw:text-style-name="P2" draw:layer="layout" svg:x1="199.485cm" svg:y1="260.477cm" svg:x2="190.747cm" svg:y2="278.084cm" draw:start-shape="id16" draw:start-glue-point="2" draw:end-shape="id2" draw:end-glue-point="1" svg:d="M199485 260477v17607h-8738" svg:viewBox="0 0 8739 17608">
          <text:p/>
        </draw:connector>
        <draw:connector draw:style-name="gr11" draw:text-style-name="P2" draw:layer="layout" svg:x1="190.747cm" svg:y1="278.084cm" svg:x2="221.823cm" svg:y2="270.708cm" draw:start-shape="id2" draw:start-glue-point="1" draw:end-shape="id4" draw:end-glue-point="2" svg:d="M190747 278084h31076v-7376" svg:viewBox="0 0 31077 7377">
          <text:p/>
        </draw:connector>
        <draw:connector draw:style-name="gr12" draw:text-style-name="P2" draw:layer="layout" svg:x1="230.42cm" svg:y1="231.394cm" svg:x2="190.747cm" svg:y2="278.084cm" draw:start-shape="id8" draw:start-glue-point="2" draw:end-shape="id2" draw:end-glue-point="1" svg:d="M230420 231394v46690h-39673" svg:viewBox="0 0 39674 46691">
          <text:p/>
        </draw:connector>
        <draw:connector draw:style-name="gr10" draw:text-style-name="P2" draw:layer="layout" svg:x1="212.52cm" svg:y1="238.633cm" svg:x2="190.747cm" svg:y2="278.084cm" draw:start-shape="id7" draw:start-glue-point="2" draw:end-shape="id2" draw:end-glue-point="1" svg:d="M212520 238633v39451h-21773" svg:viewBox="0 0 21774 39452">
          <text:p/>
        </draw:connector>
        <draw:connector draw:style-name="gr3" draw:text-style-name="P2" draw:layer="layout" svg:x1="222.613cm" svg:y1="176.022cm" svg:x2="222.744cm" svg:y2="182.668cm" draw:start-shape="id20" draw:start-glue-point="2" draw:end-shape="id21" draw:end-glue-point="0" svg:d="M222613 176022v3323h131v3323" svg:viewBox="0 0 132 6647">
          <text:p/>
        </draw:connector>
        <draw:connector draw:style-name="gr13" draw:text-style-name="P2" draw:layer="layout" svg:x1="217.187cm" svg:y1="194.437cm" svg:x2="222.744cm" svg:y2="189.865cm" draw:start-shape="id22" draw:end-shape="id21" svg:d="M217187 194437v-2286h5557v-2286" svg:viewBox="0 0 5558 4573">
          <text:p/>
        </draw:connector>
        <draw:connector draw:style-name="gr13" draw:text-style-name="P2" draw:layer="layout" svg:x1="231.665cm" svg:y1="194.405cm" svg:x2="222.744cm" svg:y2="189.865cm" draw:start-shape="id23" draw:end-shape="id21" svg:d="M231665 194405v-2270h-8921v-2270" svg:viewBox="0 0 8922 4541">
          <text:p/>
        </draw:connector>
        <draw:connector draw:style-name="gr3" draw:text-style-name="P2" draw:layer="layout" svg:x1="222.564cm" svg:y1="176.023cm" svg:x2="204.868cm" svg:y2="184.58cm" draw:end-shape="id24" draw:end-glue-point="0" svg:d="M222564 176023v4029h-17696v4528" svg:viewBox="0 0 17697 8558">
          <text:p/>
        </draw:connector>
        <draw:connector draw:style-name="gr14" draw:text-style-name="P2" draw:layer="layout" svg:x1="223.297cm" svg:y1="200.187cm" svg:x2="231.665cm" svg:y2="195.961cm" draw:start-shape="id25" draw:start-glue-point="0" draw:end-shape="id23" draw:end-glue-point="2" svg:d="M223297 200187v-2113h8368v-2113" svg:viewBox="0 0 8369 4227">
          <text:p/>
        </draw:connector>
        <draw:connector draw:style-name="gr14" draw:text-style-name="P2" draw:layer="layout" svg:x1="223.347cm" svg:y1="200.188cm" svg:x2="217.187cm" svg:y2="196.166cm" draw:end-shape="id22" svg:d="M223347 200188v-1761h-6160v-2261" svg:viewBox="0 0 6161 4023">
          <text:p/>
        </draw:connector>
        <draw:connector draw:style-name="gr3" draw:text-style-name="P2" draw:layer="layout" svg:x1="222.613cm" svg:y1="174.632cm" svg:x2="223.082cm" svg:y2="172.974cm" draw:start-shape="id20" draw:start-glue-point="0" draw:end-shape="id26" draw:end-glue-point="2" svg:d="M222613 174632v-829h469v-829" svg:viewBox="0 0 470 1659">
          <text:p/>
        </draw:connector>
        <draw:connector draw:style-name="gr3" draw:text-style-name="P2" draw:layer="layout" svg:x1="245.858cm" svg:y1="222.885cm" svg:x2="232.851cm" svg:y2="208.358cm" draw:start-shape="id13" draw:end-shape="id27" draw:end-glue-point="2" svg:d="M245858 222885v-7263h-13007v-7264" svg:viewBox="0 0 13008 14528">
          <text:p/>
        </draw:connector>
        <draw:connector draw:style-name="gr3" draw:text-style-name="P2" draw:layer="layout" svg:x1="245.908cm" svg:y1="222.885cm" svg:x2="243.088cm" svg:y2="208.485cm" draw:end-shape="id28" svg:d="M245908 222885v-6950h-2820v-7450" svg:viewBox="0 0 2821 14401">
          <text:p/>
        </draw:connector>
        <draw:connector draw:style-name="gr3" draw:text-style-name="P2" draw:layer="layout" svg:x1="264.223cm" svg:y1="249.555cm" svg:x2="259.888cm" svg:y2="227.838cm" draw:start-shape="id6" draw:start-glue-point="0" draw:end-shape="id29" draw:end-glue-point="2" svg:d="M264223 249555v-10858h-4335v-10859" svg:viewBox="0 0 4336 21718">
          <text:p/>
        </draw:connector>
        <draw:connector draw:style-name="gr3" draw:text-style-name="P2" draw:layer="layout" svg:x1="221.823cm" svg:y1="254.127cm" svg:x2="259.938cm" svg:y2="238.595cm" draw:start-shape="id4" svg:d="M221823 254127v-8016h38115v-7516" svg:viewBox="0 0 38116 15533">
          <text:p/>
        </draw:connector>
        <draw:connector draw:style-name="gr3" draw:text-style-name="P2" draw:layer="layout" svg:x1="275.995cm" svg:y1="227.838cm" svg:x2="264.223cm" svg:y2="249.555cm" draw:start-shape="id30" draw:end-shape="id6" svg:d="M275995 227838v10859h-11772v10858" svg:viewBox="0 0 11773 21718">
          <text:p/>
        </draw:connector>
        <draw:connector draw:style-name="gr15" draw:text-style-name="P2" draw:layer="layout" svg:x1="275.961cm" svg:y1="238.721cm" svg:x2="221.823cm" svg:y2="254.127cm" draw:end-shape="id4" draw:end-glue-point="0" svg:d="M275961 238721v7453h-54138v7953" svg:viewBox="0 0 54139 1540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635cm" fo:margin-bottom="0.635cm" fo:margin-left="0.635cm" fo:margin-right="0.635cm" fo:page-width="299.999cm" fo:page-height="299.999cm" style:print-orientation="landscape"/>
    </style:page-layout>
    <style:style style:name="Mdp1" style:family="drawing-page">
      <style:drawing-page-properties draw:background-size="border" draw:fill="solid" draw:fill-color="#c6c6c6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3T09:19:55.763000000</meta:creation-date>
    <meta:generator>LibreOffice/6.0.5.2$Windows_X86_64 LibreOffice_project/54c8cbb85f300ac59db32fe8a675ff7683cd5a16</meta:generator>
    <dc:date>2018-07-07T12:51:10.134000000</dc:date>
    <meta:editing-duration>PT39M10S</meta:editing-duration>
    <meta:editing-cycles>5</meta:editing-cycles>
    <meta:document-statistic meta:object-count="138"/>
  </office:meta>
</office:document-meta>
</file>